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0</text:p>
          </table:table-cell>
          <table:table-cell table:style-name="ACE-0" office:value-type="float" office:value="-32.399999999999999">
            <text:p>−32.4</text:p>
          </table:table-cell>
          <table:table-cell table:style-name="ACE-0" office:value-type="float" office:value="133.90000000000001">
            <text:p>133.9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71">
            <text:p>171</text:p>
          </table:table-cell>
          <table:table-cell table:style-name="ACE-0" office:value-type="string">
            <text:p>Comminuted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23999999999999999">
            <text:p>−0.24</text:p>
          </table:table-cell>
          <table:table-cell table:style-name="ACE-0" office:value-type="float" office:value="0.10770329614269">
            <text:p>0.10770329614269</text:p>
          </table:table-cell>
          <table:table-cell table:style-name="ACE-0" office:value-type="float" office:value="0.10770329614269">
            <text:p>0.1077033</text:p>
          </table:table-cell>
          <table:table-cell table:style-name="ACE-0" office:value-type="string">
            <text:p>MurrayWallaceEtal1993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09</text:p>
          </table:table-cell>
          <table:table-cell table:style-name="ACE-0" office:value-type="float" office:value="-32.363999999999997">
            <text:p>−32.364</text:p>
          </table:table-cell>
          <table:table-cell table:style-name="ACE-0" office:value-type="float" office:value="133.81800000000001">
            <text:p>133.818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77">
            <text:p>77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08</text:p>
          </table:table-cell>
          <table:table-cell table:style-name="ACE-0" office:value-type="float" office:value="-32.363999999999997">
            <text:p>−32.364</text:p>
          </table:table-cell>
          <table:table-cell table:style-name="ACE-0" office:value-type="float" office:value="133.81800000000001">
            <text:p>133.818</text:p>
          </table:table-cell>
          <table:table-cell table:style-name="ACE-0" office:value-type="float" office:value="3750">
            <text:p>375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06</text:p>
          </table:table-cell>
          <table:table-cell table:style-name="ACE-0" office:value-type="float" office:value="-32.363999999999997">
            <text:p>−32.364</text:p>
          </table:table-cell>
          <table:table-cell table:style-name="ACE-0" office:value-type="float" office:value="133.81800000000001">
            <text:p>133.818</text:p>
          </table:table-cell>
          <table:table-cell table:style-name="ACE-0" office:value-type="float" office:value="4130">
            <text:p>413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505</text:p>
          </table:table-cell>
          <table:table-cell table:style-name="ACE-0" office:value-type="float" office:value="-32.363999999999997">
            <text:p>−32.364</text:p>
          </table:table-cell>
          <table:table-cell table:style-name="ACE-0" office:value-type="float" office:value="133.81800000000001">
            <text:p>133.818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ShortEtal1986,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03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0.23499999999999999">
            <text:p>0.235</text:p>
          </table:table-cell>
          <table:table-cell table:style-name="ACE-0" office:value-type="float" office:value="0.065000000000000002">
            <text:p>0.065</text:p>
          </table:table-cell>
          <table:table-cell table:style-name="ACE-0" office:value-type="float" office:value="0.065000000000000002">
            <text:p>0.06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04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1">
            <text:p>−1.51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05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5790">
            <text:p>5790</text:p>
          </table:table-cell>
          <table:table-cell table:style-name="ACE-0" office:value-type="float" office:value="539">
            <text:p>539</text:p>
          </table:table-cell>
          <table:table-cell table:style-name="ACE-0" office:value-type="string">
            <text:p>Katelysia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1.4099999999999999">
            <text:p>−1.41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float" office:value="0.050000000000000003">
            <text:p>0.05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11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Katelysia sp.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17999999999999999">
            <text:p>−0.18</text:p>
          </table:table-cell>
          <table:table-cell table:style-name="ACE-0" office:value-type="float" office:value="0.40012498047485101">
            <text:p>0.400124980474851</text:p>
          </table:table-cell>
          <table:table-cell table:style-name="ACE-0" office:value-type="float" office:value="0.40012498047485101">
            <text:p>0.40012498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3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308">
            <text:p>308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.1000000000000001">
            <text:p>−3.1</text:p>
          </table:table-cell>
          <table:table-cell table:style-name="ACE-0" office:value-type="float" office:value="0.111803398874989">
            <text:p>0.111803398874989</text:p>
          </table:table-cell>
          <table:table-cell table:style-name="ACE-0" office:value-type="float" office:value="0.111803398874989">
            <text:p>0.111803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12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Katelysia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0</text:p>
          </table:table-cell>
          <table:table-cell table:style-name="ACE-0" office:value-type="float" office:value="-0.17999999999999999">
            <text:p>−0.18</text:p>
          </table:table-cell>
          <table:table-cell table:style-name="ACE-0" office:value-type="float" office:value="0.40311288741492801">
            <text:p>0.403112887414928</text:p>
          </table:table-cell>
          <table:table-cell table:style-name="ACE-0" office:value-type="float" office:value="0.40311288741492801">
            <text:p>0.4031128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2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308">
            <text:p>308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.4500000000000002">
            <text:p>−3.45</text:p>
          </table:table-cell>
          <table:table-cell table:style-name="ACE-0" office:value-type="float" office:value="0.10770329614269">
            <text:p>0.10770329614269</text:p>
          </table:table-cell>
          <table:table-cell table:style-name="ACE-0" office:value-type="float" office:value="0.10770329614269">
            <text:p>0.1077033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1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osidonia fibre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.4649999999999999">
            <text:p>−3.465</text:p>
          </table:table-cell>
          <table:table-cell table:style-name="ACE-0" office:value-type="float" office:value="0.109658560997307">
            <text:p>0.109658560997307</text:p>
          </table:table-cell>
          <table:table-cell table:style-name="ACE-0" office:value-type="float" office:value="0.109658560997307">
            <text:p>0.10965856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08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Ostrea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27550000000000002">
            <text:p>−0.275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07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Fulvia tenuicostat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6349999999999998">
            <text:p>−2.635</text:p>
          </table:table-cell>
          <table:table-cell table:style-name="ACE-0" office:value-type="float" office:value="0.114127122105133">
            <text:p>0.114127122105133</text:p>
          </table:table-cell>
          <table:table-cell table:style-name="ACE-0" office:value-type="float" office:value="0.114127122105133">
            <text:p>0.1141271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7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33000000000000002">
            <text:p>−0.33</text:p>
          </table:table-cell>
          <table:table-cell table:style-name="ACE-0" office:value-type="float" office:value="0.400499687890016">
            <text:p>0.400499687890016</text:p>
          </table:table-cell>
          <table:table-cell table:style-name="ACE-0" office:value-type="float" office:value="0.400499687890016">
            <text:p>0.4004996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8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5380">
            <text:p>53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corr_terrestrial_sh</text:p>
          </table:table-cell>
          <table:table-cell table:style-name="ACE-0" office:value-type="string">
            <text:p>0</text:p>
          </table:table-cell>
          <table:table-cell table:style-name="ACE-0" office:value-type="string">
            <text:p>100</text:p>
          </table:table-cell>
          <table:table-cell table:style-name="ACE-0" office:value-type="string">
            <text:p>0</text:p>
          </table:table-cell>
          <table:table-cell table:style-name="ACE-0" office:value-type="float" office:value="-0.60999999999999999">
            <text:p>−0.61</text:p>
          </table:table-cell>
          <table:table-cell table:style-name="ACE-0" office:value-type="float" office:value="0.40012498047485101">
            <text:p>0.400124980474851</text:p>
          </table:table-cell>
          <table:table-cell table:style-name="ACE-0" office:value-type="float" office:value="0.40012498047485101">
            <text:p>0.40012498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9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0</text:p>
          </table:table-cell>
          <table:table-cell table:style-name="ACE-0" office:value-type="float" office:value="-0.625">
            <text:p>−0.625</text:p>
          </table:table-cell>
          <table:table-cell table:style-name="ACE-0" office:value-type="float" office:value="0.40078048854703502">
            <text:p>0.400780488547035</text:p>
          </table:table-cell>
          <table:table-cell table:style-name="ACE-0" office:value-type="float" office:value="0.40078048854703502">
            <text:p>0.40078049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4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Organics &amp; Seagras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118</text:p>
          </table:table-cell>
          <table:table-cell table:style-name="ACE-0" office:value-type="string">
            <text:p>-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49030602688524999">
            <text:p>0.49030602688525</text:p>
          </table:table-cell>
          <table:table-cell table:style-name="ACE-0" office:value-type="float" office:value="0.49030602688524999">
            <text:p>0.49030603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55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Posidon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0.104403065089106">
            <text:p>0.104403065089106</text:p>
          </table:table-cell>
          <table:table-cell table:style-name="ACE-0" office:value-type="float" office:value="0.104403065089106">
            <text:p>0.10440307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14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4330">
            <text:p>43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Katelysia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0.13500000000000001">
            <text:p>−0.135</text:p>
          </table:table-cell>
          <table:table-cell table:style-name="ACE-0" office:value-type="float" office:value="0.114127122105133">
            <text:p>0.114127122105133</text:p>
          </table:table-cell>
          <table:table-cell table:style-name="ACE-0" office:value-type="float" office:value="0.114127122105133">
            <text:p>0.1141271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15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6070">
            <text:p>60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rachiodontes rostrat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4.1849999999999996">
            <text:p>−4.185</text:p>
          </table:table-cell>
          <table:table-cell table:style-name="ACE-0" office:value-type="float" office:value="0.114127122105133">
            <text:p>0.114127122105133</text:p>
          </table:table-cell>
          <table:table-cell table:style-name="ACE-0" office:value-type="float" office:value="0.114127122105133">
            <text:p>0.11412712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35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2280">
            <text:p>228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Ostrea angasi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3.2349999999999999">
            <text:p>−3.23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moky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S-418</text:p>
          </table:table-cell>
          <table:table-cell table:style-name="ACE-0" office:value-type="float" office:value="-32.299999999999997">
            <text:p>−32.3</text:p>
          </table:table-cell>
          <table:table-cell table:style-name="ACE-0" office:value-type="float" office:value="133.69999999999999">
            <text:p>133.7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88">
            <text:p>88</text:p>
          </table:table-cell>
          <table:table-cell table:style-name="ACE-0" office:value-type="string">
            <text:p>Katelysia rhytiphor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62</text:p>
          </table:table-cell>
          <table:table-cell table:style-name="ACE-0" office:value-type="string">
            <text:p>-1</text:p>
          </table:table-cell>
          <table:table-cell table:style-name="ACE-0" office:value-type="float" office:value="-4.6550000000000002">
            <text:p>−4.655</text:p>
          </table:table-cell>
          <table:table-cell table:style-name="ACE-0" office:value-type="float" office:value="0.103077640640442">
            <text:p>0.103077640640442</text:p>
          </table:table-cell>
          <table:table-cell table:style-name="ACE-0" office:value-type="float" office:value="0.103077640640442">
            <text:p>0.10307764</text:p>
          </table:table-cell>
          <table:table-cell table:style-name="ACE-0" office:value-type="string">
            <text:p>BelperioEtal2002,LewisEtal2013</text:p>
          </table:table-cell>
          <table:table-cell table:number-columns-repeated="240" table:style-name="ACE-0"/>
        </table:table-row>
        <table:table-row table:style-name="AROW-0" table:number-rows-repeated="1321">
          <table:table-cell table:number-columns-repeated="256"/>
        </table:table-row>
        <table:table-row table:style-name="AROW-1" table:number-rows-repeated="24">
          <table:table-cell table:number-columns-repeated="256"/>
        </table:table-row>
        <table:table-row table:style-name="AROW-0" table:number-rows-repeated="6416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3">
          <gnm:selection gnm:start-col="3" gnm:start-row="3" gnm:end-col="4" gnm:end-row="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41:51Z</dc:date>
    <meta:creation-date>2022-10-27T08:15:17Z</meta:creation-date>
    <meta:generator>gnumeric/1.12.46</meta:generator>
  </office:meta>
</office:document-meta>
</file>